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5E0000005EAB6862D59EF3F3E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6b0" officeooo:paragraph-rsid="001cb6b0"/>
    </style:style>
    <style:style style:name="P2" style:family="paragraph" style:parent-style-name="Header">
      <style:text-properties officeooo:rsid="001cb6b0" officeooo:paragraph-rsid="001cb6b0"/>
    </style:style>
    <style:style style:name="P3" style:family="paragraph" style:parent-style-name="Footer">
      <style:text-properties officeooo:rsid="001cb6b0" officeooo:paragraph-rsid="001cb6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 with hatch fill (diagonal strip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b6b0" officeooo:paragraph-rsid="001cb6b0"/>
    </style:style>
    <style:style style:name="MP2" style:family="paragraph" style:parent-style-name="Footer">
      <style:text-properties officeooo:rsid="001cb6b0" officeooo:paragraph-rsid="001cb6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8080" style:writing-mode="lr-tb" draw:fill="hatch" draw:fill-color="#ff8080" draw:fill-hatch-name="Black_20_45_20_Degrees_20_Wide" draw:fill-hatch-solid="true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#f3991a" style:dynamic-spacing="false" draw:fill="gradient" draw:fill-color="#ccffcc" draw:fill-gradient-name="Radial_20_red_2f_yellow" draw:opacity="100%" draw:fill-image-width="0cm" draw:fill-image-height="0cm"/>
      </style:header-style>
      <style:footer-style>
        <style:header-footer-properties fo:min-height="0.6cm" fo:margin-left="0cm" fo:margin-right="0cm" fo:margin-top="0.499cm" style:dynamic-spacing="false" draw:fill="bitmap" draw:fill-image-name="Sky" draw:fill-image-width="2cm" draw:fill-image-height="1.9cm" draw:fill-image-ref-point-x="5%" draw:fill-image-ref-point-y="6%" draw:tile-repeat-offset="3% horizontal">
          <style:background-image xlink:href="Pictures/100000000000005E0000005EAB6862D59EF3F3E6.png" xlink:type="simple" xlink:actuate="onLoad" style:repeat="stretch"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Header with gradient fill</text:p>
      </style:header>
      <style:footer>
        <text:p text:style-name="MP2">Footer with bitmap fil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1:52:56.276863453</meta:creation-date>
    <dc:date>2017-07-29T20:42:09.461266058</dc:date>
    <meta:editing-duration>PT7M15S</meta:editing-duration>
    <meta:editing-cycles>2</meta:editing-cycles>
    <meta:generator>LibreOfficeDev/6.0.0.0.alpha0$Linux_X86_64 LibreOffice_project/3956e4cb58033cae360beddf97136596ff3bb740</meta:generator>
    <meta:document-statistic meta:table-count="0" meta:image-count="0" meta:object-count="0" meta:page-count="1" meta:paragraph-count="3" meta:word-count="14" meta:character-count="87" meta:non-whitespace-character-count="76"/>
  </office:meta>
</office:document-meta>
</file>